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 table:number-rows-repeated="33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ark Cave - 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ark Cave - 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Sprout Tower - 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rout Tower - 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rout Tower - 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uins of Alph - 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uins of Alph - 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Union Cave - 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<text:span text:style-name="T1">Union Cave - </text:span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<text:span text:style-name="T1">Union Cave - </text:span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 Well - 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 Well - 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<text:span text:style-name="T1">Radio Tower - </text:span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dio Tower - 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Radio Tower - 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Radio Tower - 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Radio Tower - 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dio Tower - 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Goldenrod Underground - 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Goldenrod Underground - 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Goldenrod Underground - 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ug Catching Contest - 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ug Catching Contest - 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Bug Catching Contest - 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Bug Catching Contest - 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16T22:02:08.608251986</dc:date>
    <meta:editing-duration>PT56M6S</meta:editing-duration>
    <meta:editing-cycles>15</meta:editing-cycles>
    <meta:generator>LibreOffice/7.3.7.2$Linux_X86_64 LibreOffice_project/30$Build-2</meta:generator>
    <meta:document-statistic meta:table-count="1" meta:cell-count="158" meta:object-count="0"/>
  </office:meta>
</office:document-meta>
</file>